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Text_20_body">
      <style:text-properties officeooo:rsid="0032e1f2" officeooo:paragraph-rsid="0032e1f2"/>
    </style:style>
    <style:style style:name="P14" style:family="paragraph" style:parent-style-name="Text_20_body">
      <style:text-properties officeooo:rsid="0035837f" officeooo:paragraph-rsid="0036d2e5"/>
    </style:style>
    <style:style style:name="P15" style:family="paragraph" style:parent-style-name="Text_20_body">
      <style:text-properties officeooo:rsid="00395fa2" officeooo:paragraph-rsid="00395fa2"/>
    </style:style>
    <style:style style:name="P16" style:family="paragraph" style:parent-style-name="Text_20_body">
      <style:text-properties officeooo:rsid="00395fa2" officeooo:paragraph-rsid="003d02de"/>
    </style:style>
    <style:style style:name="P17" style:family="paragraph" style:parent-style-name="Text_20_body">
      <style:text-properties officeooo:rsid="003b3006" officeooo:paragraph-rsid="003b3006"/>
    </style:style>
    <style:style style:name="P18" style:family="paragraph" style:parent-style-name="Text_20_body">
      <style:text-properties officeooo:rsid="004b20b0" officeooo:paragraph-rsid="003d02de"/>
    </style:style>
    <style:style style:name="P19" style:family="paragraph" style:parent-style-name="Code">
      <style:text-properties officeooo:paragraph-rsid="003152f6"/>
    </style:style>
    <style:style style:name="P20" style:family="paragraph" style:parent-style-name="Code">
      <style:text-properties officeooo:paragraph-rsid="003d02de"/>
    </style:style>
    <style:style style:name="P21" style:family="paragraph" style:parent-style-name="Bibliography_20_1">
      <style:paragraph-properties>
        <style:tab-stops/>
      </style:paragraph-properties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Title" style:master-page-name="First_20_Page">
      <style:paragraph-properties style:page-number="auto"/>
    </style:style>
    <style:style style:name="P26" style:family="paragraph" style:parent-style-name="Heading_20_1" style:list-style-name=""/>
    <style:style style:name="P27" style:family="paragraph" style:parent-style-name="Heading_20_1">
      <style:text-properties officeooo:rsid="0026c70c"/>
    </style:style>
    <style:style style:name="P28" style:family="paragraph" style:parent-style-name="Heading_20_1">
      <style:text-properties officeooo:rsid="0026c70c" officeooo:paragraph-rsid="0026c70c"/>
    </style:style>
    <style:style style:name="P29" style:family="paragraph" style:parent-style-name="Heading_20_1">
      <style:text-properties officeooo:rsid="0035837f" officeooo:paragraph-rsid="0035837f"/>
    </style:style>
    <style:style style:name="P30" style:family="paragraph" style:parent-style-name="Heading_20_1">
      <style:paragraph-properties fo:break-before="page"/>
      <style:text-properties officeooo:rsid="002255a7" officeooo:paragraph-rsid="002255a7"/>
    </style:style>
    <style:style style:name="P31" style:family="paragraph" style:parent-style-name="Contents_20_Heading" style:master-page-name="Standard">
      <style:paragraph-properties style:page-number="1" fo:break-before="page"/>
    </style:style>
    <style:style style:name="P32" style:family="paragraph" style:parent-style-name="Text_20_body" style:list-style-name="L1">
      <style:text-properties officeooo:rsid="00277158" officeooo:paragraph-rsid="00277158"/>
    </style:style>
    <style:style style:name="P33" style:family="paragraph" style:parent-style-name="Text_20_body" style:list-style-name="L2">
      <style:text-properties officeooo:rsid="002e8a84" officeooo:paragraph-rsid="002e8a84"/>
    </style:style>
    <style:style style:name="P34" style:family="paragraph" style:parent-style-name="Text_20_body" style:list-style-name="L3">
      <style:text-properties officeooo:rsid="0028d6a9" officeooo:paragraph-rsid="0028d6a9"/>
    </style:style>
    <style:style style:name="P35" style:family="paragraph" style:parent-style-name="Text_20_body">
      <style:text-properties officeooo:rsid="0028d6a9" officeooo:paragraph-rsid="00412303"/>
    </style:style>
    <style:style style:name="P36" style:family="paragraph" style:parent-style-name="Text_20_body" style:list-style-name="L4">
      <style:text-properties officeooo:paragraph-rsid="00412303"/>
    </style:style>
    <style:style style:name="P37" style:family="paragraph" style:parent-style-name="Text_20_body" style:list-style-name="L4">
      <style:text-properties officeooo:rsid="00412303" officeooo:paragraph-rsid="00412303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T4" style:family="text">
      <style:text-properties officeooo:rsid="0036d2e5"/>
    </style:style>
    <style:style style:name="T5" style:family="text">
      <style:text-properties officeooo:rsid="003818e4"/>
    </style:style>
    <style:style style:name="T6" style:family="text">
      <style:text-properties officeooo:rsid="004b20b0"/>
    </style:style>
    <style:style style:name="T7" style:family="text">
      <style:text-properties officeooo:rsid="00412303"/>
    </style:style>
    <style:style style:name="T8" style:family="text">
      <style:text-properties officeooo:rsid="0028d6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Implementation - Rypto</text:span><text:line-break/><text:date style:data-style-name="N10076" text:date-value="2017-04-30T15:03:43.290524049">April 30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22"><text:a xlink:type="simple" xlink:href="#__RefHeading___Toc114_700232704" text:style-name="Index_20_Link" text:visited-style-name="Index_20_Link">Preface<text:tab/>2</text:a></text:p>
          <text:p text:style-name="P22"><text:a xlink:type="simple" xlink:href="#__RefHeading___Toc97_1780184291" text:style-name="Index_20_Link" text:visited-style-name="Index_20_Link">General structure<text:tab/>2</text:a></text:p>
          <text:p text:style-name="P22"><text:a xlink:type="simple" xlink:href="#__RefHeading___Toc290_762436818" text:style-name="Index_20_Link" text:visited-style-name="Index_20_Link">Tool chain<text:tab/>2</text:a></text:p>
          <text:p text:style-name="P22"><text:a xlink:type="simple" xlink:href="#__RefHeading___Toc99_512451262" text:style-name="Index_20_Link" text:visited-style-name="Index_20_Link">Library aes<text:tab/>2</text:a></text:p>
          <text:p text:style-name="P23"><text:a xlink:type="simple" xlink:href="#__RefHeading___Toc101_512451262" text:style-name="Index_20_Link" text:visited-style-name="Index_20_Link">Types<text:tab/>3</text:a></text:p>
          <text:p text:style-name="P23"><text:a xlink:type="simple" xlink:href="#__RefHeading___Toc103_512451262" text:style-name="Index_20_Link" text:visited-style-name="Index_20_Link">Functions<text:tab/>3</text:a></text:p>
          <text:p text:style-name="P24"><text:a xlink:type="simple" xlink:href="#__RefHeading___Toc292_762436818" text:style-name="Index_20_Link" text:visited-style-name="Index_20_Link">AES_KeyExpansion<text:tab/>3</text:a></text:p>
          <text:p text:style-name="P24"><text:a xlink:type="simple" xlink:href="#__RefHeading___Toc294_762436818" text:style-name="Index_20_Link" text:visited-style-name="Index_20_Link">AES_encrypt<text:tab/>3</text:a></text:p>
          <text:p text:style-name="P24"><text:a xlink:type="simple" xlink:href="#__RefHeading___Toc296_762436818" text:style-name="Index_20_Link" text:visited-style-name="Index_20_Link">AES_decrypt<text:tab/>3</text:a></text:p>
          <text:p text:style-name="P22"><text:a xlink:type="simple" xlink:href="#__RefHeading___Toc211_1798693468" text:style-name="Index_20_Link" text:visited-style-name="Index_20_Link">Main program – rypto<text:tab/>3</text:a></text:p>
          <text:p text:style-name="P22"><text:a xlink:type="simple" xlink:href="#__RefHeading___Toc105_512451262" text:style-name="Index_20_Link" text:visited-style-name="Index_20_Link">Performance<text:tab/>3</text:a></text:p>
          <text:p text:style-name="P22"><text:a xlink:type="simple" xlink:href="#__RefHeading___Toc107_512451262" text:style-name="Index_20_Link" text:visited-style-name="Index_20_Link">Missing features, possible new features<text:tab/>4</text:a></text:p>
          <text:p text:style-name="P22"><text:a xlink:type="simple" xlink:href="#__RefHeading___Toc1624_1087181441" text:style-name="Index_20_Link" text:visited-style-name="Index_20_Link">References<text:tab/>5</text:a></text:p>
        </text:index-body>
      </text:table-of-content>
      <text:p text:style-name="Text_20_body"/>
      <text:h text:style-name="P26" text:outline-level="1"/>
      <text:h text:style-name="P30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27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1165851262630393706" text:style-name="L1">
        <text:list-item>
          <text:p text:style-name="P32">Library aes – all of the AES-related functionality</text:p>
        </text:list-item>
        <text:list-item>
          <text:p text:style-name="P32">Executable rypto – user interface</text:p>
        </text:list-item>
        <text:list-item>
          <text:p text:style-name="P32">Test<text:span text:style-name="T5">s – see "Testing" document</text:span>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1589816038865684526" text:style-name="L2">
        <text:list-item>
          <text:p text:style-name="P33">gradle tool</text:p>
        </text:list-item>
        <text:list-item>
          <text:p text:style-name="P33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p text:style-name="P15">The libraries, unit tests and software itself are built with gradle. Issue command</text:p>
      <text:p text:style-name="Code">gradle build</text:p>
      <text:p text:style-name="P16">in the project directory. <text:span text:style-name="T6">If the gradle tool is not installed, command</text:span></text:p>
      <text:p text:style-name="P20">./<text:span text:style-name="T6">gradlew build</text:span></text:p>
      <text:p text:style-name="P18">might work instead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35">The source code of the library is in t<text:span text:style-name="T7">hree</text:span> files: </text:p>
      <text:list xml:id="list2645945083132908431" text:style-name="L4">
        <text:list-item>
          <text:p text:style-name="P36"><text:span text:style-name="T8">aes.c – code</text:span></text:p>
        </text:list-item>
        <text:list-item>
          <text:p text:style-name="P37">aes_tables.h – static table definitions (S-Box, Galois multiplication tables, et al.)</text:p>
        </text:list-item>
        <text:list-item>
          <text:p text:style-name="P36"><text:span text:style-name="T8">aes.h – declarations</text:span></text:p>
        </text:list-item>
      </text:list>
      <text:p text:style-name="P6">If the library is used in a source file, then file aes.h must be included.</text:p>
      <text:p text:style-name="P7"><text:soft-page-break/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13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Types<text:bookmark-end text:name="__RefHeading___Toc101_512451262"/></text:h>
      <text:p text:style-name="P6">Two types are defined: </text:p>
      <text:list xml:id="list6853792106964592654" text:style-name="L3">
        <text:list-item>
          <text:p text:style-name="P34">AES_byte (8-bit unsigned integer)</text:p>
        </text:list-item>
        <text:list-item>
          <text:p text:style-name="P34">AES_word (32-bit unsigned integer)</text:p>
        </text:list-item>
      </text:list>
      <text:h text:style-name="Heading_20_2" text:outline-level="2"><text:bookmark-start text:name="__RefHeading___Toc103_512451262"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9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9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P29" text:outline-level="1"><text:bookmark-start text:name="__RefHeading___Toc211_1798693468"/>Main program – rypto<text:bookmark-end text:name="__RefHeading___Toc211_1798693468"/></text:h>
      <text:p text:style-name="P14">The main program uses the above mentioned functions to encrypt and decrypt a file. </text:p>
      <text:p text:style-name="P14">In addition, it implements PKCS#7 padding<text:bibliography-mark text:identifier="WIKI003" text:bibliography-type="www" text:author="Wikipedia" text:chapter="PKCS#7" text:publisher="Wikipedia" text:title="Padding (cryptography)" text:year="2017" text:url="https://en.wikipedia.org/wiki/Padding_%28cryptography%29#PKCS7">[WIKI003]</text:bibliography-mark>. <text:span text:style-name="T4">This is also what the used reference implementation</text:span><text:span text:style-name="T4"><text:bibliography-mark text:identifier="OPENSSL" text:bibliography-type="www" text:author="OpenSSL Software Foundation" text:publisher="OpenSSL Software Foundation" text:title="OpenSSLCryptography and SSL/TLS Toolkit" text:year="2016" text:url="https://www.openssl.org/">[OPENSSL]</text:bibliography-mark></text:span><text:span text:style-name="T4"> does.</text:span></text:p>
      <text:p text:style-name="P17"><text:soft-page-break/>Originally, main program used ftruncate(2) system call to cut padding off from decrypted file. This failed the integration tests when testing on melkki (Ubuntu Linux x86_64) and was hastily replaced with a call to truncate(2). That worked.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28" text:outline-level="1"><text:bookmark-start text:name="__RefHeading___Toc107_512451262"/>Missing features, possible new features<text:bookmark-end text:name="__RefHeading___Toc107_512451262"/></text:h>
      <text:p text:style-name="P8">Other key sizes than 128. Other operation modes besides ECB.</text:p>
      <text:p text:style-name="P10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624_1087181441"/>References<text:bookmark-end text:name="__RefHeading___Toc1624_1087181441"/></text:p>
          </text:index-title>
          <text:p text:style-name="P21">FIPS197: U.S. Department of Commerce/National Institute of Standards and Technology, Federal Information Processing Standard, FIPS PUB 197 Advanced Encryption Standard (AES), 2001</text:p>
          <text:p text:style-name="P21">WIKI001: Wikipedia, Rijndael mix columns, 2017, https://en.wikipedia.org/wiki/Rijndael_mix_columns</text:p>
          <text:p text:style-name="P21">GITHUB01: kokke, Small portable AES128 in C , 2017, https://github.com/kokke/tiny-AES128-C</text:p>
          <text:p text:style-name="P21">GITHUB02: Huertas, Dani, AES algorithm implementation in C, 2016, https://github.com/dhuertas/AES</text:p>
          <text:p text:style-name="P21">CONTE01: Conte, Brad, Implementation of AES in C, 2006, http://bradconte.com/aes_c</text:p>
          <text:p text:style-name="P21">WIKI003: Wikipedia, Padding (cryptography), 2017, https://en.wikipedia.org/wiki/Padding_%28cryptography%29#PKCS7</text:p>
          <text:p text:style-name="P21">OPENSSL: OpenSSL Software Foundation, OpenSSLCryptography and SSL/TLS Toolkit, 2016, https://www.openssl.org/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30T15:03:43.225703000</dc:date>
    <dc:creator>Riku Kalinen</dc:creator>
    <meta:editing-duration>PT3H2M9S</meta:editing-duration>
    <meta:editing-cycles>29</meta:editing-cycles>
    <meta:generator>LibreOffice/5.1.4.2$MacOSX_X86_64 LibreOffice_project/f99d75f39f1c57ebdd7ffc5f42867c12031db97a</meta:generator>
    <meta:document-statistic meta:table-count="0" meta:image-count="0" meta:object-count="0" meta:page-count="7" meta:paragraph-count="75" meta:word-count="505" meta:character-count="3713" meta:non-whitespace-character-count="3186"/>
  </office:meta>
</office:document-meta>
</file>